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NotMockTest.can_not_mock_subclass_with_unmockable_interface_that_extends_non_mockable_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NotMockTest.can_not_mock_subclass_with_unmockable_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NotMockTest.can_not_mock_class_via_mock_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NotMockTest.can_not_mock_class_annotated_with_donot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NotMockTest.thrown_exception_includes_special_non_mockable_r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NotMockTest.can_not_mock_class_with_custom_donotmock_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NotMockTest.can_not_mock_subclass_with_unmockable_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NotMockTest.can_not_mock_class_with_interface_annotated_with_donot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NotMockTest.thrown_exception_includes_non_mockable_r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